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color="#FFFFFF" style:font-name="Calibri Light" style:font-name-asian="Calibri Light" style:font-name-complex="Calibri Light" fo:font-size="8pt" style:font-size-asian="8pt" style:font-size-complex="8pt" style:font-family-generic="swiss"/>
    </style:style>
    <style:style style:name="ce3" style:family="table-cell" style:parent-style-name="Default" style:data-style-name="N0"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  <style:text-properties fo:color="#FFFFFF" style:font-name="Calibri Light" style:font-name-asian="Calibri Light" style:font-name-complex="Calibri Light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order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libri Light" style:font-name-asian="Calibri Light" style:font-name-complex="Calibri Light" fo:font-size="8pt" style:font-size-asian="8pt" style:font-size-complex="8pt" style:font-family-generic="swiss"/>
    </style:style>
    <style:style style:name="co1" style:family="table-column">
      <style:table-column-properties fo:break-before="auto" style:column-width="0.264583333333333cm" style:use-optimal-column-width="true"/>
    </style:style>
    <style:style style:name="co2" style:family="table-column">
      <style:table-column-properties fo:break-before="auto" style:column-width="3.56305555555556cm" style:use-optimal-column-width="true"/>
    </style:style>
    <style:style style:name="co3" style:family="table-column">
      <style:table-column-properties fo:break-before="auto" style:column-width="16.6334722222222cm" style:use-optimal-column-width="true"/>
    </style:style>
    <style:style style:name="co4" style:family="table-column">
      <style:table-column-properties fo:break-before="auto" style:column-width="1.46402777777778cm" style:use-optimal-column-width="true"/>
    </style:style>
    <style:style style:name="co5" style:family="table-column">
      <style:table-column-properties fo:break-before="auto" style:column-width="1.30527777777778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0.405694444444444cm" style:use-optimal-column-width="true"/>
    </style:style>
    <style:style style:name="co8" style:family="table-column">
      <style:table-column-properties fo:break-before="auto" style:column-width="4.07458333333333cm" style:use-optimal-column-width="true"/>
    </style:style>
    <style:style style:name="co9" style:family="table-column">
      <style:table-column-properties fo:break-before="auto" style:column-width="3.42194444444444cm" style:use-optimal-column-width="true"/>
    </style:style>
    <style:style style:name="co10" style:family="table-column">
      <style:table-column-properties fo:break-before="auto" style:column-width="0.352777777777778cm" style:use-optimal-column-width="true"/>
    </style:style>
    <style:style style:name="co11" style:family="table-column">
      <style:table-column-properties fo:break-before="auto" style:column-width="0.3175cm" style:use-optimal-column-width="true"/>
    </style:style>
    <style:style style:name="co12" style:family="table-column">
      <style:table-column-properties fo:break-before="auto" style:column-width="3.59833333333333cm" style:use-optimal-column-width="true"/>
    </style:style>
    <style:style style:name="co13" style:family="table-column">
      <style:table-column-properties fo:break-before="auto" style:column-width="17.1097222222222cm"/>
    </style:style>
    <style:style style:name="co14" style:family="table-column">
      <style:table-column-properties fo:break-before="auto" style:column-width="1.71097222222222cm" style:use-optimal-column-width="true"/>
    </style:style>
    <style:style style:name="co15" style:family="table-column">
      <style:table-column-properties fo:break-before="auto" style:column-width="1.60513888888889cm" style:use-optimal-column-width="true"/>
    </style:style>
    <style:style style:name="ro1" style:family="table-row">
      <style:table-row-properties style:row-height="31.25pt" style:use-optimal-row-height="false" fo:break-before="auto"/>
    </style:style>
    <style:style style:name="ro2" style:family="table-row">
      <style:table-row-properties style:row-height="10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2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PCION1" table:style-name="ta1">
        <table:table-column table:style-name="co1" table:number-columns-repeated="2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number-columns-repeated="16378" table:default-cell-style-name="ce3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ONDICIÓN</text:p>
          </table:table-cell>
          <table:table-cell office:value-type="string" table:style-name="ce2">
            <text:p>PANTALL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4"/>
          <table:table-cell office:value-type="string" table:style-name="ce5">
            <text:p>int x = 0;</text:p>
          </table:table-cell>
          <table:table-cell office:value-type="string" table:style-name="ce6">
            <text:p>invoca y declara la variable con la letra x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5">
            <text:p>int y = 0;</text:p>
          </table:table-cell>
          <table:table-cell office:value-type="string" table:style-name="ce6">
            <text:p>invoca y declara la variable con la letra y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x-y;</text:p>
          </table:table-cell>
          <table:table-cell office:value-type="string" table:style-name="ce6">
            <text:p>le dice a la variable y que obtenga el valor de x-y en esta ocasión es 0-0=0 la variable y ahora vale 0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00_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e inserta a x el valor de x+1, en este caso x=0+1 la variable x a partir de ahora valdrá 0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x-y;</text:p>
          </table:table-cell>
          <table:table-cell office:value-type="string" table:style-name="ce6">
            <text:p>le dice a la variable y que obtenga el valor de x-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11_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e inserta a x el valor de x+1, en este caso x=0+1 la variable x a partir de ahora valdrá 0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y=x-y;</text:p>
          </table:table-cell>
          <table:table-cell office:value-type="string" table:style-name="ce6">
            <text:p>le dice a la variable y que obtenga el valor de x-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11_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incrementa en valor de x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y=x-y;</text:p>
          </table:table-cell>
          <table:table-cell office:value-type="string" table:style-name="ce6">
            <text:p>le dice a la variable y que obtenga el valor de x-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ystem.out.println(x+””+y+””)</text:p>
          </table:table-cell>
          <table:table-cell office:value-type="string" table:style-name="ce8">
            <text:p>System.out.println(x+””+y+””)</text:p>
          </table:table-cell>
          <table:table-cell office:value-type="string" table:style-name="ce7">
            <text:p>****</text:p>
          </table:table-cell>
          <table:table-cell office:value-type="string" table:style-name="ce7">
            <text:p>11_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incrementa en valor de x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y=x-y;</text:p>
          </table:table-cell>
          <table:table-cell office:value-type="string" table:style-name="ce6">
            <text:p>le dice a la variable y que obtenga el valor de x-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11_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incrementa en valor de x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while(x&lt;5)</text:p>
          </table:table-cell>
          <table:table-cell office:value-type="string" table:style-name="ce5">
            <text:p>NO SE CUMPLE Y TERMINA EL PROGRAM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10">
            <text:p>CURSO 1º SEMI-PRESENCIAL DAW</text:p>
          </table:table-cell>
          <table:table-cell table:style-name="ce11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table:style-name="ce12"/>
          <table:table-cell table:style-name="ce13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office:value-type="string" table:style-name="ce14">
            <text:p>ALUMNO</text:p>
          </table:table-cell>
          <table:table-cell office:value-type="string" table:style-name="ce15">
            <text:p>VICENTE DEVESA LLORENS</text:p>
          </table:table-cell>
          <table:table-cell table:number-columns-repeated="2" table:style-name="ce9"/>
          <table:table-cell table:number-columns-repeated="16378"/>
        </table:table-row>
        <table:table-row table:number-rows-repeated="1048548" table:style-name="ro2">
          <table:table-cell table:number-columns-repeated="16384"/>
        </table:table-row>
      </table:table>
      <table:table table:name="OPCION2" table:style-name="ta2">
        <table:table-column table:style-name="co1" table:default-cell-style-name="ce9"/>
        <table:table-column table:style-name="co7" table:default-cell-style-name="ce9"/>
        <table:table-column table:style-name="co8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number-columns-repeated="16378" table:default-cell-style-name="ce3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ONDICIÓN</text:p>
          </table:table-cell>
          <table:table-cell office:value-type="string" table:style-name="ce2">
            <text:p>PANTALL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4"/>
          <table:table-cell office:value-type="string" table:style-name="ce5">
            <text:p>int x = 0;</text:p>
          </table:table-cell>
          <table:table-cell office:value-type="string" table:style-name="ce6">
            <text:p>invoca y declara la variable con la letra x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5">
            <text:p>int y = 0;</text:p>
          </table:table-cell>
          <table:table-cell office:value-type="string" table:style-name="ce6">
            <text:p>invoca y declara la variable con la letra y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y+x;</text:p>
          </table:table-cell>
          <table:table-cell office:value-type="string" table:style-name="ce5">
            <text:p>declara que y tendrá el valor de y más el valor de x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00_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e inserta a x el valor de x+1, en este caso x=0+1 la variable x a partir de ahora valdrá 0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y+x;</text:p>
          </table:table-cell>
          <table:table-cell office:value-type="string" table:style-name="ce5">
            <text:p>declara que y tendrá el valor de y más el valor de x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11_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e inserta a x el valor de x+1, en este caso x=0+1 la variable x a partir de ahora valdrá 0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y=y+x;</text:p>
          </table:table-cell>
          <table:table-cell office:value-type="string" table:style-name="ce5">
            <text:p>declara que y tendrá el valor de y más el valor de x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23_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incrementa en valor de x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y=y+x;</text:p>
          </table:table-cell>
          <table:table-cell office:value-type="string" table:style-name="ce5">
            <text:p>declara que y tendrá el valor de y más el valor de x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36_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incrementa en valor de x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y=y+x;</text:p>
          </table:table-cell>
          <table:table-cell office:value-type="string" table:style-name="ce5">
            <text:p>declara que y tendrá el valor de y más el valor de x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5">
            <text:p>System.out.println(x+””+y+””)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410_</text:p>
          </table:table-cell>
          <table:table-cell table:number-columns-repeated="16378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x=x+1;</text:p>
          </table:table-cell>
          <table:table-cell office:value-type="string" table:style-name="ce16">
            <text:p>incrementa en valor de x en 1</text:p>
          </table:table-cell>
          <table:table-cell office:value-type="string" table:style-name="ce7">
            <text:p>****</text:p>
          </table:table-cell>
          <table:table-cell office:value-type="string" table:style-name="ce7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while(x&lt;5)</text:p>
          </table:table-cell>
          <table:table-cell office:value-type="string" table:style-name="ce5">
            <text:p>NO SE CUMPLE Y TERMINA EL PROGRAM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10">
            <text:p>CURSO 1º SEMI-PRESENCIAL DAW</text:p>
          </table:table-cell>
          <table:table-cell table:style-name="ce11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table:style-name="ce12"/>
          <table:table-cell table:style-name="ce13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office:value-type="string" table:style-name="ce14">
            <text:p>ALUMNO</text:p>
          </table:table-cell>
          <table:table-cell office:value-type="string" table:style-name="ce15">
            <text:p>VICENTE DEVESA LLORENS</text:p>
          </table:table-cell>
          <table:table-cell table:number-columns-repeated="2" table:style-name="ce9"/>
          <table:table-cell table:number-columns-repeated="16378"/>
        </table:table-row>
        <table:table-row table:number-rows-repeated="1048548" table:style-name="ro2">
          <table:table-cell table:number-columns-repeated="16384"/>
        </table:table-row>
      </table:table>
      <table:table table:name="OPCION3" table:style-name="ta2">
        <table:table-column table:style-name="co1" table:default-cell-style-name="ce9"/>
        <table:table-column table:style-name="co7" table:default-cell-style-name="ce9"/>
        <table:table-column table:style-name="co9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number-columns-repeated="16378" table:default-cell-style-name="ce3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ONDICIÓN</text:p>
          </table:table-cell>
          <table:table-cell office:value-type="string" table:style-name="ce2">
            <text:p>PANTALL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4"/>
          <table:table-cell office:value-type="string" table:style-name="ce5">
            <text:p>int x = 0;</text:p>
          </table:table-cell>
          <table:table-cell office:value-type="string" table:style-name="ce6">
            <text:p>invoca y declara la variable con la letra x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5">
            <text:p>int y = 0;</text:p>
          </table:table-cell>
          <table:table-cell office:value-type="string" table:style-name="ce6">
            <text:p>invoca y declara la variable con la letra y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y+2;</text:p>
          </table:table-cell>
          <table:table-cell office:value-type="string" table:style-name="ce5">
            <text:p>declara que y tendrá el valor de y más el valor de 2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f(y&gt;4)</text:p>
          </table:table-cell>
          <table:table-cell office:value-type="string" table:style-name="ce6">
            <text:p>declara la condición de si y es superior a 4 realice el codigo de if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ystem.out.print(x+""+y+" ");</text:p>
          </table:table-cell>
          <table:table-cell office:value-type="string" table:style-name="ce16">
            <text:p>imprime por pantalla el valor de x concatenado con un string vacio a la vez concatenado con el valor de y vuelve a concatenar con un espacio</text:p>
          </table:table-cell>
          <table:table-cell office:value-type="string" table:style-name="ce7">
            <text:p>****</text:p>
          </table:table-cell>
          <table:table-cell office:value-type="string" table:style-name="ce7">
            <text:p>02_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continua en el buc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y=y+2;</text:p>
          </table:table-cell>
          <table:table-cell office:value-type="string" table:style-name="ce5">
            <text:p>declara que y tendrá el valor de y más el valor de 2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if(y&gt;4)</text:p>
          </table:table-cell>
          <table:table-cell office:value-type="string" table:style-name="ce5">
            <text:p>no cumple con la condición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8">
            <text:p>System.out.print(x+""+y+" ");</text:p>
          </table:table-cell>
          <table:table-cell office:value-type="string" table:style-name="ce16">
            <text:p>imprime por pantalla el valor de x concatenado con un string vacio a la vez concatenado con el valor de y vuelve a concatenar con un espacio</text:p>
          </table:table-cell>
          <table:table-cell office:value-type="string" table:style-name="ce7">
            <text:p>****</text:p>
          </table:table-cell>
          <table:table-cell office:value-type="float" office:value="14" table:style-name="ce4">
            <text:p>14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1</text:p>
          </table:table-cell>
          <table:table-cell office:value-type="string" table:style-name="ce4">
            <text:p>****</text:p>
          </table:table-cell>
          <table:table-cell table:style-name="ce4"/>
          <table:table-cell table:number-columns-repeated="16378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continua en el buc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y=y+2;</text:p>
          </table:table-cell>
          <table:table-cell office:value-type="string" table:style-name="ce6">
            <text:p>declara que y tendrá el valor de y más el valor de 2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if(y&gt;4)</text:p>
          </table:table-cell>
          <table:table-cell office:value-type="string" table:style-name="ce5">
            <text:p>si que entra en el condicional if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y=y-1;</text:p>
          </table:table-cell>
          <table:table-cell office:value-type="string" table:style-name="ce5">
            <text:p>y decrementa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float" office:value="25" table:style-name="ce4">
            <text:p>25</text:p>
          </table:table-cell>
          <table:table-cell table:number-columns-repeated="16378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while(x&lt;5)</text:p>
          </table:table-cell>
          <table:table-cell office:value-type="string" table:style-name="ce5">
            <text:p>continua en el buc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y=y+2;</text:p>
          </table:table-cell>
          <table:table-cell office:value-type="string" table:style-name="ce6">
            <text:p>y incrementa en 2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if(y&gt;4)</text:p>
          </table:table-cell>
          <table:table-cell office:value-type="string" table:style-name="ce5">
            <text:p>declara la condicional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y=y-1;</text:p>
          </table:table-cell>
          <table:table-cell office:value-type="string" table:style-name="ce5">
            <text:p>y decrementa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while(x&lt;5)</text:p>
          </table:table-cell>
          <table:table-cell office:value-type="string" table:style-name="ce5">
            <text:p>continua en el buc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y=y+2;</text:p>
          </table:table-cell>
          <table:table-cell office:value-type="string" table:style-name="ce5">
            <text:p>y incrementa en 2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if(y&gt;4)</text:p>
          </table:table-cell>
          <table:table-cell office:value-type="string" table:style-name="ce8">
            <text:p>declara la condiciona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27">
            <text:p>4</text:p>
          </table:table-cell>
          <table:table-cell office:value-type="float" office:value="8" table:style-name="ce27">
            <text:p>8</text:p>
          </table:table-cell>
          <table:table-cell office:value-type="string" table:style-name="ce28">
            <text:p>y=y-1;</text:p>
          </table:table-cell>
          <table:table-cell office:value-type="string" table:style-name="ce28">
            <text:p>y decrementa en 1</text:p>
          </table:table-cell>
          <table:table-cell office:value-type="string" table:style-name="ce27">
            <text:p>****</text:p>
          </table:table-cell>
          <table:table-cell office:value-type="string" table:style-name="ce27">
            <text:p>****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27">
            <text:p>4</text:p>
          </table:table-cell>
          <table:table-cell office:value-type="float" office:value="7" table:style-name="ce27">
            <text:p>7</text:p>
          </table:table-cell>
          <table:table-cell office:value-type="string" table:style-name="ce28">
            <text:p>System.out.print(x+""+y+" ");</text:p>
          </table:table-cell>
          <table:table-cell office:value-type="string" table:style-name="ce28">
            <text:p>imprime por pantalla el valor de x concatenado con un string vacio a la vez concatenado con el valor de y vuelve a concatenar con un espacio</text:p>
          </table:table-cell>
          <table:table-cell office:value-type="string" table:style-name="ce27">
            <text:p>****</text:p>
          </table:table-cell>
          <table:table-cell office:value-type="float" office:value="47" table:style-name="ce27">
            <text:p>47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27">
            <text:p>4</text:p>
          </table:table-cell>
          <table:table-cell office:value-type="float" office:value="7" table:style-name="ce27">
            <text:p>7</text:p>
          </table:table-cell>
          <table:table-cell office:value-type="string" table:style-name="ce28">
            <text:p>x=x+1;</text:p>
          </table:table-cell>
          <table:table-cell office:value-type="string" table:style-name="ce28">
            <text:p>y decrementa en 1</text:p>
          </table:table-cell>
          <table:table-cell office:value-type="string" table:style-name="ce27">
            <text:p>****</text:p>
          </table:table-cell>
          <table:table-cell office:value-type="string" table:style-name="ce27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27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8">
            <text:p>while(x&lt;5)</text:p>
          </table:table-cell>
          <table:table-cell office:value-type="string" table:style-name="ce28">
            <text:p>NO CUMPLE LA CONDICION Y FINALIZA EL PROGRAMA</text:p>
          </table:table-cell>
          <table:table-cell office:value-type="string" table:style-name="ce27">
            <text:p>NO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9">
            <text:p>CURSO</text:p>
          </table:table-cell>
          <table:table-cell office:value-type="string" table:style-name="ce30">
            <text:p>1ºDAW SEMI-PRESENCIAL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31">
            <text:p>ALUMNO</text:p>
          </table:table-cell>
          <table:table-cell office:value-type="string" table:style-name="ce32">
            <text:p>VICENTE DEVESA LLORENS</text:p>
          </table:table-cell>
          <table:table-cell table:number-columns-repeated="16380"/>
        </table:table-row>
        <table:table-row table:number-rows-repeated="1048541" table:style-name="ro2">
          <table:table-cell table:number-columns-repeated="16384"/>
        </table:table-row>
      </table:table>
      <table:table table:name="OPCION4" table:style-name="ta2">
        <table:table-column table:style-name="co1" table:number-columns-repeated="2" table:default-cell-style-name="ce9"/>
        <table:table-column table:style-name="co8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number-columns-repeated="16378" table:default-cell-style-name="ce3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ONDICIÓN</text:p>
          </table:table-cell>
          <table:table-cell office:value-type="string" table:style-name="ce2">
            <text:p>PANTALL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4"/>
          <table:table-cell office:value-type="string" table:style-name="ce5">
            <text:p>int x = 0;</text:p>
          </table:table-cell>
          <table:table-cell office:value-type="string" table:style-name="ce6">
            <text:p>invoca y declara la variable con la letra x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5">
            <text:p>int y = 0;</text:p>
          </table:table-cell>
          <table:table-cell office:value-type="string" table:style-name="ce6">
            <text:p>invoca y declara la variable con la letra y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uno es lo mismo que poner x++;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y+x;</text:p>
          </table:table-cell>
          <table:table-cell office:value-type="string" table:style-name="ce6">
            <text:p>y obtiene el valor de la suma del valor de x + 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11_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a x toma el valor de x+1;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while(x&lt;5)</text:p>
          </table:table-cell>
          <table:table-cell office:value-type="string" table:style-name="ce5">
            <text:p>sigue en bucle porque x es inferior a 5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uno es lo mismo que poner x++;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y=y+x;</text:p>
          </table:table-cell>
          <table:table-cell office:value-type="string" table:style-name="ce6">
            <text:p>y obtiene el valor de la suma del valor de x + 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34_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a x toma el valor de x+1;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while(x&lt;5)</text:p>
          </table:table-cell>
          <table:table-cell office:value-type="string" table:style-name="ce5">
            <text:p>sigue en bucle porque x es inferior a 5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se incrementa en uno es lo mismo que poner x++;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y=y+x;</text:p>
          </table:table-cell>
          <table:table-cell office:value-type="string" table:style-name="ce6">
            <text:p>y obtiene el valor de la suma del valor de x + y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string" table:style-name="ce8">
            <text:p>System.out.print(x+""+y+" ");</text:p>
          </table:table-cell>
          <table:table-cell office:value-type="string" table:style-name="ce16">
            <text:p>imprime por pantalla el valor de x concatenado con un string vacio a la vez concatenado con el valor de y vuelve a concatenar con un espacio</text:p>
          </table:table-cell>
          <table:table-cell office:value-type="string" table:style-name="ce7">
            <text:p>****</text:p>
          </table:table-cell>
          <table:table-cell office:value-type="string" table:style-name="ce7">
            <text:p>59_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la x toma el valor de x+1;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NO CUMPLE CON LA CONDICION</text:p>
          </table:table-cell>
          <table:table-cell office:value-type="string" table:style-name="ce4">
            <text:p>NO</text:p>
          </table:table-cell>
          <table:table-cell table:style-name="ce4"/>
          <table:table-cell table:number-columns-repeated="16378"/>
        </table:table-row>
        <table:table-row table:style-name="ro4">
          <table:table-cell table:number-columns-repeated="2" table:style-name="ce9"/>
          <table:table-cell table:number-columns-repeated="2" table:style-name="ce3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office:value-type="string" table:style-name="ce3">
            <text:p>CURSO 1º SEMI-PRESENCIAL DAW</text:p>
          </table:table-cell>
          <table:table-cell table:style-name="ce3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table:style-name="ce3"/>
          <table:table-cell table:style-name="ce17"/>
          <table:table-cell table:number-columns-repeated="2" table:style-name="ce9"/>
          <table:table-cell table:number-columns-repeated="16378"/>
        </table:table-row>
        <table:table-row table:style-name="ro2">
          <table:table-cell table:number-columns-repeated="2" table:style-name="ce9"/>
          <table:table-cell office:value-type="string" table:style-name="ce3">
            <text:p>ALUMNO</text:p>
          </table:table-cell>
          <table:table-cell office:value-type="string" table:style-name="ce17">
            <text:p>VICENTE DEVESA LLORENS</text:p>
          </table:table-cell>
          <table:table-cell table:number-columns-repeated="2" table:style-name="ce9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OPCION5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3"/>
        <table:table-column table:style-name="co13" table:default-cell-style-name="ce17"/>
        <table:table-column table:style-name="co14" table:default-cell-style-name="ce9"/>
        <table:table-column table:style-name="co15" table:default-cell-style-name="ce9"/>
        <table:table-column table:style-name="co6" table:number-columns-repeated="16378" table:default-cell-style-name="ce3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ODIGO</text:p>
          </table:table-cell>
          <table:table-cell office:value-type="string" table:style-name="ce18">
            <text:p>DESCRIPCIÓN</text:p>
          </table:table-cell>
          <table:table-cell office:value-type="string" table:style-name="ce2">
            <text:p>CONDICIÓN</text:p>
          </table:table-cell>
          <table:table-cell office:value-type="string" table:style-name="ce2">
            <text:p>PANTALL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4"/>
          <table:table-cell office:value-type="string" table:style-name="ce5">
            <text:p>int x = 0;</text:p>
          </table:table-cell>
          <table:table-cell office:value-type="string" table:style-name="ce6">
            <text:p>invoca y declara la variable con la letra x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5">
            <text:p>int y = 0;</text:p>
          </table:table-cell>
          <table:table-cell office:value-type="string" table:style-name="ce6">
            <text:p>invoca y declara la variable con la letra y con un valor de 0 como numero enter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if(x&lt;5)</text:p>
          </table:table-cell>
          <table:table-cell office:value-type="string" table:style-name="ce6">
            <text:p>si x es inferior a 5<text:s/>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toma el valor más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if(y&lt;3)</text:p>
          </table:table-cell>
          <table:table-cell office:value-type="string" table:style-name="ce6">
            <text:p>si y es inferior a 3 cumple con la condicion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-1;</text:p>
          </table:table-cell>
          <table:table-cell office:value-type="string" table:style-name="ce6">
            <text:p>x decrementa en uno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y=y+2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table:style-name="ce4"/>
          <table:table-cell office:value-type="string" table:style-name="ce4">
            <text:p>02_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x=x+1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if(x&lt;5)</text:p>
          </table:table-cell>
          <table:table-cell office:value-type="string" table:style-name="ce6">
            <text:p>si x es inferior a 5<text:s/>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toma el valor más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if(y&lt;3)</text:p>
          </table:table-cell>
          <table:table-cell office:value-type="string" table:style-name="ce6">
            <text:p>si y es inferior a 3 cumple con la condicion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x=x-1;</text:p>
          </table:table-cell>
          <table:table-cell office:value-type="string" table:style-name="ce6">
            <text:p>x decrementa en uno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y=y+2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14_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x=x+1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if(x&lt;5)</text:p>
          </table:table-cell>
          <table:table-cell office:value-type="string" table:style-name="ce6">
            <text:p>si x es inferior a 5<text:s/>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toma el valor más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if(y&lt;3)</text:p>
          </table:table-cell>
          <table:table-cell office:value-type="string" table:style-name="ce6">
            <text:p>si y es inferior a 3 cumple con la condicion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y=y+2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36_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toma el valor más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declara un bucle con la condición de si <text:s/>la variable x es inferior a 5, cumplirá con la condición y entrará en el bucle while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if(x&lt;5)</text:p>
          </table:table-cell>
          <table:table-cell office:value-type="string" table:style-name="ce6">
            <text:p>si x es inferior a 5<text:s/>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x=x+1;</text:p>
          </table:table-cell>
          <table:table-cell office:value-type="string" table:style-name="ce6">
            <text:p>x toma el valor más 1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if(y&lt;3)</text:p>
          </table:table-cell>
          <table:table-cell office:value-type="string" table:style-name="ce6">
            <text:p>si y es inferior a 3 cumple con la condicion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****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y=y+2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System.out.print(x+""+y+" ");</text:p>
          </table:table-cell>
          <table:table-cell office:value-type="string" table:style-name="ce6">
            <text:p>imprime por pantalla el valor de x concatenado con un string vacio a la vez concatenado con el valor de y vuelve a concatenar con un espacio</text:p>
          </table:table-cell>
          <table:table-cell office:value-type="string" table:style-name="ce4">
            <text:p>****</text:p>
          </table:table-cell>
          <table:table-cell office:value-type="string" table:style-name="ce4">
            <text:p>58_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x=x+1;</text:p>
          </table:table-cell>
          <table:table-cell table:style-name="ce6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while(x&lt;5)</text:p>
          </table:table-cell>
          <table:table-cell office:value-type="string" table:style-name="ce6">
            <text:p>NO CUMPLE CON EL WHILE SE ACABA LA CONDICIÓN Y TERMINA EL PROGRAMA</text:p>
          </table:table-cell>
          <table:table-cell office:value-type="string" table:style-name="ce4">
            <text:p>NO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4"/>
          <table:table-cell table:style-name="ce5"/>
          <table:table-cell table:style-name="ce6"/>
          <table:table-cell table:number-columns-repeated="2" table:style-name="ce4"/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style-name="ce9"/>
          <table:table-cell table:style-name="ce19"/>
          <table:table-cell office:value-type="string" table:style-name="ce20">
            <text:p>CURSO: 1º SEMIPRESENCIAL DAW</text:p>
          </table:table-cell>
          <table:table-cell table:style-name="ce21"/>
          <table:table-cell table:number-columns-repeated="2" table:style-name="ce9"/>
          <table:table-cell table:number-columns-repeated="16378"/>
        </table:table-row>
        <table:table-row table:style-name="ro2">
          <table:table-cell table:style-name="ce9"/>
          <table:table-cell table:style-name="ce22"/>
          <table:table-cell table:style-name="ce3"/>
          <table:table-cell table:style-name="ce23"/>
          <table:table-cell table:number-columns-repeated="2" table:style-name="ce9"/>
          <table:table-cell table:number-columns-repeated="16378"/>
        </table:table-row>
        <table:table-row table:style-name="ro2">
          <table:table-cell table:style-name="ce9"/>
          <table:table-cell table:style-name="ce24"/>
          <table:table-cell office:value-type="string" table:style-name="ce25">
            <text:p>ALUMNO</text:p>
          </table:table-cell>
          <table:table-cell office:value-type="string" table:style-name="ce26">
            <text:p>VICENTE DEVESA LLORENS</text:p>
          </table:table-cell>
          <table:table-cell table:number-columns-repeated="2" table:style-name="ce9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VDL</dc:creator>
    <meta:creation-date>2022-10-09T13:22:53Z</meta:creation-date>
    <dc:date>2022-10-09T15:32:55Z</dc:date>
    <meta:print-date>2022-10-09T15:31:35Z</meta:print-date>
    <meta:editing-cycles>3</meta:editing-cycles>
    <meta:editing-duration>PT235S</meta:editing-duration>
  </office:meta>
</office:document-meta>
</file>